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8pt" style:text-underline-style="solid" style:text-underline-width="auto" style:text-underline-color="font-color" fo:font-weight="bold" officeooo:rsid="001c10ad" officeooo:paragraph-rsid="001c10ad"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Ubuntu" fo:font-size="14pt" fo:font-weight="bold" officeooo:rsid="001ccfec" officeooo:paragraph-rsid="001ccfec"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Ubuntu" fo:font-size="12pt" fo:font-weight="normal" officeooo:rsid="001c5215" officeooo:paragraph-rsid="001ccfe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buntu" fo:font-size="12pt" fo:font-weight="normal" officeooo:rsid="001ccfec" officeooo:paragraph-rsid="001ccfec"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Ubuntu" fo:font-size="14pt" style:text-underline-style="none" fo:font-weight="normal" officeooo:rsid="001c10ad" officeooo:paragraph-rsid="001c10ad"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style:text-underline-style="none" fo:font-weight="normal" officeooo:rsid="001c10ad" officeooo:paragraph-rsid="001c10a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Ubuntu" fo:font-size="14pt" style:text-underline-style="none" fo:font-weight="bold" officeooo:rsid="001c10ad" officeooo:paragraph-rsid="001c10a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Ubuntu" fo:font-size="14pt" style:text-underline-style="none" fo:font-weight="bold" officeooo:rsid="001ccfec" officeooo:paragraph-rsid="001ccfec"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Ubuntu" fo:font-size="14pt" style:text-underline-style="none" fo:font-weight="bold" officeooo:rsid="001e952f" officeooo:paragraph-rsid="001e952f"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Ubuntu" fo:font-size="14pt" style:text-underline-style="none" fo:font-weight="bold" officeooo:rsid="002033dd" officeooo:paragraph-rsid="002033d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style:text-underline-style="none" fo:font-weight="bold" officeooo:rsid="00215a7b" officeooo:paragraph-rsid="00215a7b"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style:text-underline-style="none" fo:font-weight="bold" officeooo:rsid="0024e444" officeooo:paragraph-rsid="0024e444"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style:text-underline-style="none" fo:font-weight="bold" officeooo:rsid="002628ab" officeooo:paragraph-rsid="002628ab"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style:text-underline-style="none" fo:font-weight="bold" officeooo:rsid="002628ab" officeooo:paragraph-rsid="0026ecfe"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4pt" style:text-underline-style="none" fo:font-weight="bold" officeooo:rsid="001c5215" officeooo:paragraph-rsid="001c5215"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style:text-underline-style="none" fo:font-weight="bold" officeooo:rsid="001ccfec" officeooo:paragraph-rsid="001ccfec"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style:text-underline-style="none" fo:font-weight="bold" officeooo:rsid="001e952f" officeooo:paragraph-rsid="001ccfec"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style="normal" style:text-underline-style="none" fo:font-weight="bold" officeooo:rsid="0028471c" officeooo:paragraph-rsid="0028471c"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Ubuntu" fo:font-size="14pt" fo:font-style="normal" style:text-underline-style="none" fo:font-weight="bold" officeooo:rsid="0029c907" officeooo:paragraph-rsid="0029c907"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Ubuntu" fo:font-size="12pt" style:text-underline-style="none" fo:font-weight="normal" officeooo:rsid="001c5215" officeooo:paragraph-rsid="001c521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Ubuntu" fo:font-size="12pt" style:text-underline-style="none" fo:font-weight="normal" officeooo:rsid="001ccfec" officeooo:paragraph-rsid="001ccfe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Ubuntu" fo:font-size="12pt" style:text-underline-style="none" fo:font-weight="normal" officeooo:rsid="001e952f" officeooo:paragraph-rsid="001e952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Ubuntu" fo:font-size="12pt" style:text-underline-style="none" fo:font-weight="normal" officeooo:rsid="001f6066" officeooo:paragraph-rsid="001f606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Ubuntu" fo:font-size="12pt" style:text-underline-style="none" fo:font-weight="normal" officeooo:rsid="002033dd" officeooo:paragraph-rsid="002033d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style:text-underline-style="none" fo:font-weight="normal" officeooo:rsid="0024e444" officeooo:paragraph-rsid="0024e44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Ubuntu" fo:font-size="12pt" style:text-underline-style="none" fo:font-weight="normal" officeooo:rsid="002628ab" officeooo:paragraph-rsid="002628a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Ubuntu" fo:font-size="12pt" style:text-underline-style="none" fo:font-weight="normal" officeooo:rsid="0026ecfe" officeooo:paragraph-rsid="0026ecf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Ubuntu" fo:font-size="12pt" fo:font-style="normal" style:text-underline-style="none" fo:font-weight="normal" officeooo:rsid="00215a7b" officeooo:paragraph-rsid="002339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Ubuntu" fo:font-size="12pt" fo:font-style="normal" style:text-underline-style="none" fo:font-weight="normal" officeooo:rsid="0029c907" officeooo:paragraph-rsid="0029c90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Ubuntu" fo:font-size="12pt" fo:font-style="normal" style:text-underline-style="none" fo:font-weight="normal" officeooo:rsid="002b936a" officeooo:paragraph-rsid="002b936a"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1ccfec"/>
    </style:style>
    <style:style style:name="T3" style:family="text">
      <style:text-properties style:text-underline-style="none" officeooo:rsid="001e952f"/>
    </style:style>
    <style:style style:name="T4" style:family="text">
      <style:text-properties officeooo:rsid="002033dd"/>
    </style:style>
    <style:style style:name="T5" style:family="text">
      <style:text-properties officeooo:rsid="00215a7b"/>
    </style:style>
    <style:style style:name="T6" style:family="text">
      <style:text-properties officeooo:rsid="002339a0"/>
    </style:style>
    <style:style style:name="T7" style:family="text">
      <style:text-properties officeooo:rsid="001e952f" style:font-size-asian="12pt"/>
    </style:style>
    <style:style style:name="T8" style:family="text">
      <style:text-properties officeooo:rsid="002339a0" style:font-size-asian="12pt"/>
    </style:style>
    <style:style style:name="T9" style:family="text">
      <style:text-properties officeooo:rsid="002628ab"/>
    </style:style>
    <style:style style:name="T10" style:family="text">
      <style:text-properties officeooo:rsid="0026ecfe"/>
    </style:style>
    <style:style style:name="T11" style:family="text">
      <style:text-properties officeooo:rsid="0028a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REPORT</text:p>
      <text:p text:style-name="P1"/>
      <text:p text:style-name="P5">SUBMITTED BY</text:p>
      <text:p text:style-name="P5">MRINAL AICH (CS16MTECH11009)</text:p>
      <text:p text:style-name="P5">SHAMIK KUNDU (CS16MTECH11015)</text:p>
      <text:p text:style-name="P5">VAIBHAV SINGH CS16MTECH11017)</text:p>
      <text:p text:style-name="P6"/>
      <text:p text:style-name="P6"/>
      <text:p text:style-name="P6">Files indexed: 1000</text:p>
      <text:p text:style-name="P6">Index Created: 4</text:p>
      <text:p text:style-name="P6">Graph Created: 2</text:p>
      <text:p text:style-name="P6"/>
      <text:p text:style-name="P7">CODE DESCRIPTION</text:p>
      <text:p text:style-name="P20">Code is divide into different functions to perform tasks. First various libraries are needed to be imported. Explanation of various functions are given below: </text:p>
      <text:p text:style-name="P20"/>
      <text:p text:style-name="P15">createStopWord() :</text:p>
      <text:p text:style-name="P20"/>
      <text:p text:style-name="P3"><text:span text:style-name="T1">In this function first list of stop words are extracted by crawling the data present in the website given the problem statement . </text:span><text:span text:style-name="T2">For crawling beautifulSoup library is used.</text:span></text:p>
      <text:p text:style-name="P7"/>
      <text:p text:style-name="P8">file_to_list() :</text:p>
      <text:p text:style-name="P21"/>
      <text:p text:style-name="P21">This function is used to extract a data from a file and convert it to a file.</text:p>
      <text:p text:style-name="P21"/>
      <text:p text:style-name="P16">IsStopWord() :</text:p>
      <text:p text:style-name="P16"/>
      <text:p text:style-name="P21">This function is used to check whether a given word is a stop word or not.</text:p>
      <text:p text:style-name="P21"/>
      <text:p text:style-name="P2"><text:span text:style-name="T3">c</text:span><text:span text:style-name="T1">alculateAvgGap() :</text:span></text:p>
      <text:p text:style-name="P17"/>
      <text:p text:style-name="P4"><text:span text:style-name="T1">This function is used to calculate the average gap that is asked in the section 2 of the problem statement. The input passed to the fu</text:span><text:span text:style-name="T3">n</text:span><text:span text:style-name="T1">ction is </text:span><text:span text:style-name="T3">list of the terms whose average gap is needed.</text:span><text:span text:style-name="T1"> </text:span></text:p>
      <text:p text:style-name="P21"/>
      <text:p text:style-name="P9">StatisticalAnalysis() :</text:p>
      <text:p text:style-name="P9"/>
      <text:p text:style-name="P22">In this function n parameter is passed. It uses the global variable dct (type-defaultdict). It extracts the most, least and median frequent words from this dictionary and make a list and further calls the function calculateAvgGap() .</text:p>
      <text:p text:style-name="P22"/>
      <text:p text:style-name="P9">stemming(term) : <text:s/></text:p>
      <text:p text:style-name="P9"/>
      <text:p text:style-name="P22">This function uses a popular porter stemmer to do stemming on the given term. </text:p>
      <text:p text:style-name="P22"/>
      <text:p text:style-name="P22"/>
      <text:p text:style-name="P22"/>
      <text:p text:style-name="P9"><text:soft-page-break/>calculateIndexChar(indexName, dictionary ) :</text:p>
      <text:p text:style-name="P9"/>
      <text:p text:style-name="P23">Dictionary and the name <text:span text:style-name="T4">of </text:span>the index <text:span text:style-name="T4">whose characteristics</text:span> <text:span text:style-name="T4">are required</text:span> passed to the function. It calculates <text:s/>various characteristics of the index created. <text:span text:style-name="T4">Output of the index is printed on the python shell.</text:span></text:p>
      <text:p text:style-name="P9"/>
      <text:p text:style-name="P10">makeInvertedIndex(indexName, dictonary) :</text:p>
      <text:p text:style-name="P10"/>
      <text:p text:style-name="P24">This fu<text:span text:style-name="T10">n</text:span>ction makes the inverted index for a a given index name and dictionary. It stores it output in the <text:span text:style-name="T10">text</text:span> files. In our program we have created 4 different types of index that are given in the problem statement. </text:p>
      <text:p text:style-name="P24"/>
      <text:p text:style-name="P12">makeI1(dctOld) :</text:p>
      <text:p text:style-name="P12"/>
      <text:p text:style-name="P25">This function is used to create a simple inverted index without any processing of data in it. <text:span text:style-name="T9">The parameter passed is dictionary.</text:span></text:p>
      <text:p text:style-name="P25"/>
      <text:p text:style-name="P13">makeI2(dctOld) :</text:p>
      <text:p text:style-name="P13"/>
      <text:p text:style-name="P26">This function is used to remove the stop words from the previously generated index and <text:s/>making a new index and storing its to new text file. <text:s/>The parameter passed here is dictionary.</text:p>
      <text:p text:style-name="P24"/>
      <text:p text:style-name="P13">makeI3(dctOld) :</text:p>
      <text:p text:style-name="P13"/>
      <text:p text:style-name="P26">In this function a dictionary is passed. We use this function to do stemming on the previously created index. <text:s/></text:p>
      <text:p text:style-name="P26"/>
      <text:p text:style-name="P14">makeI<text:span text:style-name="T10">4</text:span>(dc<text:span text:style-name="T10">t</text:span>Old) :</text:p>
      <text:p text:style-name="P14"/>
      <text:p text:style-name="P27">In this function the state of dictionary after going through index is passed. This function separate the terms which are present in more than the 20% of the documents. The output of this function also crates a file I4.txt .</text:p>
      <text:p text:style-name="P13"/>
      <text:p text:style-name="P13"><text:s/></text:p>
      <text:p text:style-name="P10">createGraph(graphList, xLabel, yLabel, plotName) :</text:p>
      <text:p text:style-name="P24"/>
      <text:p text:style-name="P24"><text:span text:style-name="T5">It creates the graph given a list of tuples having x and y co-ordinates values in it. </text:span>For this we used ‘matplotlib.pyplot’ library. <text:span text:style-name="T5">The file created here will be of png format. We have used this function for plotting two graphs. <text:s text:c="2"/></text:span></text:p>
      <text:p text:style-name="P9"/>
      <text:p text:style-name="P11">Flow of main function () :</text:p>
      <text:p text:style-name="P11"/>
      <text:p text:style-name="P28">A data structure default dictionary is used for creating inverted index. First the existing file are traversed and <text:s/>terms are extracted from it and with their respective doc. Ids. We used regular expression to take care of dates and filter out other not so useful data. We have generated terms from a file by splitting them about spaces. <text:span text:style-name="T6">Then this dictionary is</text:span> <text:span text:style-name="T6">passed to function makeI1 , makeI2, makeI3 , makeI4 and </text:span><text:span text:style-name="T7">StatisticalAnalysis. </text:span><text:span text:style-name="T8">After that it is used to create two given graphs. </text:span></text:p>
      <text:p text:style-name="P18"><text:soft-page-break/>Conclusion drawn from the graph<text:span text:style-name="T11">s</text:span> :</text:p>
      <text:p text:style-name="P18"/>
      <text:p text:style-name="P19">From graph 1 : </text:p>
      <text:p text:style-name="P19"/>
      <text:p text:style-name="P29">With increase in rank the collection frequency is decreasing exponentially. The graph is linear because it has been plotted between log(rank) and log(collection frequency). The graph obtained is similar to results obtained by zipf’s law i.e. collection frequency is inversely proportional to rank of the term. </text:p>
      <text:p text:style-name="P29"><text:s/></text:p>
      <text:p text:style-name="P19">From graph 2 :</text:p>
      <text:p text:style-name="P19"/>
      <text:p text:style-name="P30">Initially the value of number of terms in vocabulary is increasing with the increase the <text:s/>collection size but after a certain point it is getting parallel to the axis for collection size.</text:p>
      <text:p text:style-name="P30">The graph is similar to that of y=root(x) which resides with the result of Heap’s law that is </text:p>
      <text:p text:style-name="P30">vocabulary size=k*(collection size)^b</text:p>
      <text:p text:style-name="P30">where k is between 30 to 100 and b is approximately 0.5 .</text:p>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4:56:33.046768656</meta:creation-date>
    <dc:date>2016-09-09T23:31:31.496561192</dc:date>
    <meta:editing-duration>PT23M15S</meta:editing-duration>
    <meta:editing-cycles>6</meta:editing-cycles>
    <meta:generator>LibreOffice/5.1.4.2$Linux_X86_64 LibreOffice_project/10m0$Build-2</meta:generator>
    <meta:document-statistic meta:table-count="0" meta:image-count="0" meta:object-count="0" meta:page-count="3" meta:paragraph-count="49" meta:word-count="672" meta:character-count="4044" meta:non-whitespace-character-count="3395"/>
  </office:meta>
</office:document-meta>
</file>